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3" draw:id="id3" draw:layer="layout" svg:width="4.064cm" svg:height="1.821cm" svg:x="4.81cm" svg:y="2.9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2" draw:id="id2" draw:layer="layout" svg:width="3.683cm" svg:height="1.651cm" svg:x="10.798cm" svg:y="3.286cm">
          <text:p text:style-name="P1">PABX</text:p>
          <draw:enhanced-geometry svg:viewBox="0 0 21600 21600" draw:type="rectangle" draw:enhanced-path="M 0 0 L 21600 0 21600 21600 0 21600 0 0 Z N"/>
        </draw:custom-shape>
        <draw:custom-shape draw:style-name="gr1" draw:text-style-name="P2" xml:id="id4" draw:id="id4" draw:layer="layout" svg:width="4.064cm" svg:height="1.821cm" svg:x="4.51cm" svg:y="2.6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5" draw:id="id5" draw:layer="layout" svg:width="4.064cm" svg:height="1.821cm" svg:x="4.21cm" svg:y="2.3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1" draw:id="id1" draw:layer="layout" svg:width="4.064cm" svg:height="1.821cm" svg:x="3.91cm" svg:y="2.0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onnector draw:style-name="gr2" draw:text-style-name="P1" draw:layer="layout" svg:x1="7.974cm" svg:y1="2.998cm" svg:x2="10.798cm" svg:y2="4.111cm" draw:start-shape="id1" draw:start-glue-point="1" draw:end-shape="id2" svg:d="m7974 2998h1412v1113h1412">
          <text:p/>
        </draw:connector>
        <draw:connector draw:style-name="gr2" draw:text-style-name="P1" draw:layer="layout" svg:x1="8.874cm" svg:y1="3.899cm" svg:x2="10.798cm" svg:y2="4.111cm" draw:start-shape="id3" draw:start-glue-point="1" draw:end-shape="id2" draw:end-glue-point="3" svg:d="m8874 3899h962v212h962">
          <text:p/>
        </draw:connector>
        <draw:connector draw:style-name="gr2" draw:text-style-name="P1" draw:layer="layout" svg:x1="8.574cm" svg:y1="3.598cm" svg:x2="10.798cm" svg:y2="4.111cm" draw:start-shape="id4" draw:start-glue-point="1" draw:end-shape="id2" draw:end-glue-point="3" svg:d="m8574 3598h1112v513h1112">
          <text:p/>
        </draw:connector>
        <draw:connector draw:style-name="gr2" draw:text-style-name="P1" draw:layer="layout" svg:x1="8.274cm" svg:y1="3.299cm" svg:x2="10.798cm" svg:y2="4.111cm" draw:start-shape="id5" draw:start-glue-point="1" draw:end-shape="id2" draw:end-glue-point="3" svg:d="m8274 3299h1262v812h1262">
          <text:p/>
        </draw:connector>
        <draw:custom-shape draw:style-name="gr3" draw:text-style-name="P3" xml:id="id6" draw:id="id6" draw:layer="layout" svg:width="2.413cm" svg:height="1.905cm" svg:x="16.367cm" svg:y="3.159cm">
          <text:p text:style-name="P1"><text:span text:style-name="T2"/></text:p>
          <text:p text:style-name="P1"><text:span text:style-name="T3">Réseau</text:span><text:span text:style-name="T3"><text:line-break/></text:span><text:span text:style-name="T3">opérateur</text:span></text:p>
          <text:p text:style-name="P1"><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 svg:x1="14.481cm" svg:y1="4.111cm" svg:x2="16.367cm" svg:y2="4.111cm" draw:start-shape="id2" draw:start-glue-point="1" draw:end-shape="id6" draw:end-glue-point="3" svg:d="m14481 4111h1886">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4T15:00:11</dc:date>
    <dc:creator>Martin Richard</dc:creator>
    <meta:editing-duration>PT9M14S</meta:editing-duration>
    <meta:editing-cycles>2</meta:editing-cycles>
    <meta:generator>LibreOffice/3.4$Unix LibreOffice_project/340m1$Build-302</meta:generator>
    <meta:document-statistic meta:object-count="11"/>
  </office:meta>
</office:document-meta>
</file>